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43c91" officeooo:paragraph-rsid="00160cd8"/>
    </style:style>
    <style:style style:name="P2" style:family="paragraph" style:parent-style-name="Standard">
      <style:paragraph-properties fo:text-align="center" style:justify-single-word="false"/>
      <style:text-properties officeooo:rsid="000e29c1" officeooo:paragraph-rsid="00160cd8"/>
    </style:style>
    <style:style style:name="P3" style:family="paragraph" style:parent-style-name="Standard">
      <style:paragraph-properties fo:text-align="center" style:justify-single-word="false"/>
      <style:text-properties officeooo:paragraph-rsid="00160cd8"/>
    </style:style>
    <style:style style:name="P4" style:family="paragraph" style:parent-style-name="Standard">
      <style:paragraph-properties fo:text-align="end" style:justify-single-word="false"/>
      <style:text-properties officeooo:rsid="0013208f" officeooo:paragraph-rsid="0014e733"/>
    </style:style>
    <style:style style:name="P5" style:family="paragraph" style:parent-style-name="Text_20_body">
      <style:paragraph-properties fo:orphans="2" fo:widows="2"/>
      <style:text-properties fo:font-variant="normal" fo:text-transform="none" fo:color="#000000" style:font-name="Trebuchet MS" fo:font-size="12pt" fo:letter-spacing="normal" fo:font-style="normal" fo:font-weight="normal"/>
    </style:style>
    <style:style style:name="P6" style:family="paragraph" style:parent-style-name="Text_20_body">
      <style:paragraph-properties fo:text-align="center" style:justify-single-word="false" fo:orphans="2" fo:widows="2"/>
      <style:text-properties fo:font-variant="normal" fo:text-transform="none" fo:color="#000000" style:font-name="Trebuchet MS" fo:font-size="12pt" fo:letter-spacing="normal" fo:font-style="normal" fo:font-weight="normal"/>
    </style:style>
    <style:style style:name="P7" style:family="paragraph" style:parent-style-name="Heading_20_1">
      <style:text-properties style:font-name="Liberation Serif" officeooo:rsid="00382602" officeooo:paragraph-rsid="003b41fd"/>
    </style:style>
    <style:style style:name="P8" style:family="paragraph" style:parent-style-name="Heading_20_2">
      <style:text-properties style:font-name="Liberation Serif" officeooo:rsid="003b41fd"/>
    </style:style>
    <style:style style:name="P9" style:family="paragraph" style:parent-style-name="Heading_20_2">
      <style:text-properties style:font-name="Liberation Serif" officeooo:rsid="003b41fd" officeooo:paragraph-rsid="003b41fd"/>
    </style:style>
    <style:style style:name="P10" style:family="paragraph" style:parent-style-name="Text_20_body">
      <style:text-properties style:font-name="Liberation Serif" officeooo:rsid="003b41fd" officeooo:paragraph-rsid="003b41fd"/>
    </style:style>
    <style:style style:name="P1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382602" officeooo:paragraph-rsid="003b41fd"/>
    </style:style>
    <style:style style:name="T1" style:family="text">
      <style:text-properties officeooo:rsid="00357345"/>
    </style:style>
    <style:style style:name="T2" style:family="text">
      <style:text-properties officeooo:rsid="002d067f"/>
    </style:style>
    <style:style style:name="T3" style:family="text">
      <style:text-properties officeooo:rsid="000e29c1"/>
    </style:style>
    <style:style style:name="T4" style:family="text">
      <style:text-properties officeooo:rsid="0013208f"/>
    </style:style>
    <style:style style:name="T5" style:family="text">
      <style:text-properties officeooo:rsid="003b41fd"/>
    </style:style>
    <style:style style:name="T6" style:family="text">
      <style:text-properties officeooo:rsid="003cf3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h text:style-name="P7" text:outline-level="1">Quiz 1 –<text:span text:style-name="T5"> Utilizar su lenguaje favorito para resolver los siguientes problemas:</text:span></text:h>
      <text:h text:style-name="P9" text:outline-level="2">Problema 1 - Hacer un programa que imprima lo siguiente</text:h>
      <text:p text:style-name="P10">*</text:p>
      <text:p text:style-name="P10">**</text:p>
      <text:p text:style-name="P10">***</text:p>
      <text:p text:style-name="P10">****</text:p>
      <text:p text:style-name="P10">*****</text:p>
      <text:p text:style-name="P10">******</text:p>
      <text:h text:style-name="P8" text:outline-level="2">Problema 2 - Hacer un programa que imprima lo siguiente</text:h>
      <text:p text:style-name="P10">******</text:p>
      <text:p text:style-name="P10">*****</text:p>
      <text:p text:style-name="P10">****</text:p>
      <text:p text:style-name="P10">***</text:p>
      <text:p text:style-name="P10">**</text:p>
      <text:p text:style-name="P10">*</text:p>
      <text:h text:style-name="P8" text:outline-level="2">Problema 3 – Hacer un programa que resuelva lo siguiente:</text:h>
      <text:p text:style-name="P11">If we list all the natural numbers below 10 that are multiples of 3 or 5, we get 3, 5, 6 and 9. The sum of these multiples is 23.</text:p>
      <text:p text:style-name="P5">Find the sum of all the multiples of 3 or 5 below 1000.</text:p>
      <text:h text:style-name="P8" text:outline-level="2">Problema 4 – Hacer un programa que resuelva lo siguiente:</text:h>
      <text:p text:style-name="P11">Each new term in the Fibonacci sequence is generated by adding the previous two terms. By starting with 1 and 2, the first 10 terms will be:</text:p>
      <text:p text:style-name="P6">1, 2, 3, 5, 8, 13, 21, 34, 55, 89, ...</text:p>
      <text:p text:style-name="P5">By considering the terms in the Fibonacci sequence whose values do not exceed four million, find the sum of the even-valued terms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officeooo:rsid="00143c91" officeooo:paragraph-rsid="00160cd8"/>
    </style:style>
    <style:style style:name="MP2" style:family="paragraph" style:parent-style-name="Standard">
      <style:paragraph-properties fo:text-align="center" style:justify-single-word="false"/>
      <style:text-properties officeooo:rsid="000e29c1" officeooo:paragraph-rsid="00160cd8"/>
    </style:style>
    <style:style style:name="MP3" style:family="paragraph" style:parent-style-name="Standard">
      <style:paragraph-properties fo:text-align="center" style:justify-single-word="false"/>
      <style:text-properties officeooo:paragraph-rsid="00160cd8"/>
    </style:style>
    <style:style style:name="MT1" style:family="text">
      <style:text-properties officeooo:rsid="00357345"/>
    </style:style>
    <style:style style:name="MT2" style:family="text">
      <style:text-properties officeooo:rsid="003cf3dc"/>
    </style:style>
    <style:style style:name="MT3" style:family="text">
      <style:text-properties officeooo:rsid="000e29c1"/>
    </style:style>
    <style:style style:name="MT4" style:family="text">
      <style:text-properties officeooo:rsid="0013208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1</text:span><text:span text:style-name="MT2">5</text:span> de <text:span text:style-name="MT2">Septiembre</text:span> del 2011</text:p>
        <text:p text:style-name="MP2">Sistemas de Búsqueda y Razonamiento II</text:p>
        <text:p text:style-name="MP3"><text:span text:style-name="MT3">M.S. Humberto Hernandez </text:span><text:span text:style-name="MT4">Torres</text:span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umberto Hernandez</meta:initial-creator>
    <meta:creation-date>2011-05-06T11:06:56</meta:creation-date>
    <dc:date>2011-09-14T17:56:02</dc:date>
    <dc:creator>Humberto Hernandez</dc:creator>
    <meta:editing-duration>PT26H07M44S</meta:editing-duration>
    <meta:editing-cycles>30</meta:editing-cycles>
    <meta:generator>OpenOffice.org/3.2$Linux OpenOffice.org_project/320m19$Build-9505</meta:generator>
    <meta:printed-by>Humberto Hernandez</meta:printed-by>
    <meta:print-date>2011-06-02T17:26:23</meta:print-date>
    <meta:document-statistic meta:table-count="0" meta:image-count="0" meta:object-count="0" meta:page-count="1" meta:paragraph-count="25" meta:word-count="182" meta:character-count="929"/>
  </office:meta>
</office:document-meta>
</file>